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Mangal1" svg:font-family="Mangal"/>
    <style:font-face style:name="Noto Serif" svg:font-family="'Noto Serif', 'Times New Roman', Times, serif"/>
    <style:font-face style:name="Open Sans" svg:font-family="'Open Sans'"/>
    <style:font-face style:name="Linux Biolinum G" svg:font-family="'Linux Biolinum 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9cbbe"/>
    </style:style>
    <style:style style:name="P2" style:family="paragraph" style:parent-style-name="Standard">
      <style:text-properties officeooo:paragraph-rsid="001caf85"/>
    </style:style>
    <style:style style:name="P3" style:family="paragraph" style:parent-style-name="Standard">
      <style:text-properties officeooo:paragraph-rsid="001da222"/>
    </style:style>
    <style:style style:name="T1" style:family="text">
      <style:text-properties fo:font-variant="normal" fo:text-transform="none" fo:color="#404040" style:text-outline="false" style:font-name="Times New Roman" fo:font-size="12pt" fo:letter-spacing="normal" fo:font-style="italic" fo:text-shadow="none" fo:font-weight="bold" style:font-size-asian="12pt" style:font-style-asian="italic" style:font-weight-asian="bold" style:font-size-complex="12pt" style:font-style-complex="italic" style:font-weight-complex="bold"/>
    </style:style>
    <style:style style:name="T2" style:family="text">
      <style:text-properties fo:font-variant="normal" fo:text-transform="none" fo:color="#000000" style:text-outline="false" style:font-name="Times New Roman" fo:font-size="12pt" fo:letter-spacing="normal" fo:font-style="normal" fo:text-shadow="none" fo:font-weight="normal" officeooo:rsid="0011836e" style:font-size-asian="12pt" style:font-style-asian="italic" style:font-weight-asian="bold" style:font-size-complex="12pt" style:font-style-complex="italic" style:font-weight-complex="bold"/>
    </style:style>
    <style:style style:name="T3" style:family="text">
      <style:text-properties fo:font-variant="normal" fo:text-transform="none" fo:color="#000000" style:text-outline="false" style:font-name="Times New Roman" fo:font-size="12pt" fo:letter-spacing="normal" fo:font-style="normal" fo:text-shadow="none" fo:font-weight="normal" officeooo:rsid="0019cbbe" style:font-size-asian="12pt" style:font-style-asian="italic" style:font-weight-asian="bold" style:font-size-complex="12pt" style:font-style-complex="italic" style:font-weight-complex="bold"/>
    </style:style>
    <style:style style:name="T4" style:family="text">
      <style:text-properties fo:font-variant="normal" fo:text-transform="none" fo:color="#000000" style:text-outline="false" style:font-name="Times New Roman" fo:font-size="12pt" fo:letter-spacing="normal" fo:font-style="normal" fo:text-shadow="none" fo:font-weight="normal" officeooo:rsid="001ad2c7" style:font-size-asian="12pt" style:font-style-asian="italic" style:font-weight-asian="bold" style:font-size-complex="12pt" style:font-style-complex="italic" style:font-weight-complex="bold"/>
    </style:style>
    <style:style style:name="T5" style:family="text">
      <style:text-properties fo:font-variant="normal" fo:text-transform="none" fo:color="#000000" style:text-outline="false" style:font-name="Times New Roman" fo:font-size="12pt" fo:letter-spacing="normal" fo:font-style="normal" fo:text-shadow="none" fo:font-weight="normal" officeooo:rsid="001da222" style:font-size-asian="12pt" style:font-style-asian="italic" style:font-weight-asian="bold" style:font-size-complex="12pt" style:font-style-complex="italic" style:font-weight-complex="bold"/>
    </style:style>
    <style:style style:name="T6" style:family="text">
      <style:text-properties fo:font-variant="normal" fo:text-transform="none" fo:color="#000000" style:text-outline="false" style:font-name="Times New Roman" fo:font-size="12pt" fo:letter-spacing="normal" fo:font-style="normal" fo:text-shadow="none" fo:font-weight="normal" officeooo:rsid="001e5011" style:font-size-asian="12pt" style:font-style-asian="italic" style:font-weight-asian="bold" style:font-size-complex="12pt" style:font-style-complex="italic" style:font-weight-complex="bold"/>
    </style:style>
    <style:style style:name="T7" style:family="text">
      <style:text-properties fo:font-variant="normal" fo:text-transform="none" fo:color="#000000" style:text-outline="false" style:font-name="Times New Roman" fo:font-size="12pt" fo:letter-spacing="normal" fo:font-style="normal" fo:text-shadow="none" fo:font-weight="normal" officeooo:rsid="001f5894" style:font-size-asian="12pt" style:font-style-asian="italic" style:font-weight-asian="bold" style:font-size-complex="12pt" style:font-style-complex="italic" style:font-weight-complex="bold"/>
    </style:style>
    <style:style style:name="T8" style:family="text">
      <style:text-properties fo:font-variant="normal" fo:text-transform="none" fo:color="#000000" style:text-outline="false" style:font-name="Times New Roman" fo:font-size="12pt" fo:letter-spacing="normal" fo:font-style="normal" fo:text-shadow="none" fo:font-weight="normal" officeooo:rsid="00200112" style:font-size-asian="12pt" style:font-style-asian="italic" style:font-weight-asian="bold" style:font-size-complex="12pt" style:font-style-complex="italic" style:font-weight-complex="bold"/>
    </style:style>
    <style:style style:name="T9" style:family="text">
      <style:text-properties fo:font-variant="normal" fo:text-transform="none" fo:color="#000000" style:text-outline="false" style:font-name="Times New Roman" fo:font-size="12pt" fo:letter-spacing="normal" fo:font-style="normal" fo:text-shadow="none" fo:font-weight="normal" officeooo:rsid="002169d3" style:font-size-asian="12pt" style:font-style-asian="italic" style:font-weight-asian="bold" style:font-size-complex="12pt" style:font-style-complex="italic" style:font-weight-complex="bold"/>
    </style:style>
    <style:style style:name="T10" style:family="text">
      <style:text-properties fo:font-variant="normal" fo:text-transform="none" fo:color="#000000" style:text-outline="false" style:font-name="Times New Roman" fo:font-size="12pt" fo:letter-spacing="normal" fo:font-style="normal" fo:text-shadow="none" fo:font-weight="normal" officeooo:rsid="0022d1ca" style:font-size-asian="12pt" style:font-style-asian="italic" style:font-weight-asian="bold" style:font-size-complex="12pt" style:font-style-complex="italic" style:font-weight-complex="bold"/>
    </style:style>
    <style:style style:name="T11" style:family="text">
      <style:text-properties fo:font-variant="normal" fo:text-transform="none" fo:color="#000000" style:text-outline="false" style:font-name="Times New Roman" fo:font-size="12pt" fo:letter-spacing="normal" fo:font-style="normal" fo:text-shadow="none" fo:font-weight="normal" officeooo:rsid="0023a420" style:font-size-asian="12pt" style:font-style-asian="italic" style:font-weight-asian="bold" style:font-size-complex="12pt" style:font-style-complex="italic" style:font-weight-complex="bold"/>
    </style:style>
    <style:style style:name="T12" style:family="text">
      <style:text-properties fo:font-variant="normal" fo:text-transform="none" fo:color="#000000" style:text-outline="false" style:font-name="Times New Roman" fo:font-size="12pt" fo:letter-spacing="normal" fo:font-style="normal" fo:text-shadow="none" fo:font-weight="bold" officeooo:rsid="0023a420" style:font-size-asian="12pt" style:font-style-asian="italic" style:font-weight-asian="bold" style:font-size-complex="12pt" style:font-style-complex="italic" style:font-weight-complex="bold"/>
    </style:style>
    <style:style style:name="T13" style:family="text">
      <style:text-properties style:text-outline="false" style:font-name="Times New Roman" fo:font-size="12pt" fo:font-style="italic" fo:text-shadow="none" fo:font-weight="bold" style:font-size-asian="12pt" style:font-style-asian="italic" style:font-weight-asian="bold" style:font-size-complex="12pt" style:font-style-complex="italic" style:font-weight-complex="bold"/>
    </style:style>
    <style:style style:name="T14" style:family="text">
      <style:text-properties style:text-outline="false" style:font-name="Times New Roman" fo:font-size="12pt" fo:font-style="italic" fo:text-shadow="none" fo:font-weight="bold" officeooo:rsid="0011836e" style:font-size-asian="12pt" style:font-style-asian="italic" style:font-weight-asian="bold" style:font-size-complex="12pt" style:font-style-complex="italic" style:font-weight-complex="bold"/>
    </style:style>
    <style:style style:name="T15" style:family="text">
      <style:text-properties style:text-outline="false" style:font-name="Times New Roman" fo:font-size="12pt" fo:font-style="normal" fo:text-shadow="none" fo:font-weight="normal" officeooo:rsid="0014eafd" style:font-size-asian="12pt" style:font-style-asian="normal" style:font-weight-asian="normal" style:font-size-complex="12pt" style:font-style-complex="normal" style:font-weight-complex="normal"/>
    </style:style>
    <style:style style:name="T16" style:family="text">
      <style:text-properties style:text-outline="false" style:font-name="Times New Roman" fo:font-size="12pt" fo:font-style="normal" fo:text-shadow="none" fo:font-weight="normal" officeooo:rsid="0016697a" style:font-size-asian="12pt" style:font-style-asian="normal" style:font-weight-asian="normal" style:font-size-complex="12pt" style:font-style-complex="normal" style:font-weight-complex="normal"/>
    </style:style>
    <style:style style:name="T17" style:family="text">
      <style:text-properties style:text-outline="false" style:font-name="Times New Roman" fo:font-size="12pt" fo:font-style="normal" fo:text-shadow="none" fo:font-weight="normal" officeooo:rsid="00183806" style:font-size-asian="12pt" style:font-style-asian="normal" style:font-weight-asian="normal" style:font-size-complex="12pt" style:font-style-complex="normal" style:font-weight-complex="normal"/>
    </style:style>
    <style:style style:name="T18" style:family="text">
      <style:text-properties style:text-outline="false" style:font-name="Times New Roman" fo:font-size="12pt" fo:font-style="normal" fo:text-shadow="none" fo:font-weight="normal" officeooo:rsid="0019253a" style:font-size-asian="12pt" style:font-style-asian="normal" style:font-weight-asian="normal" style:font-size-complex="12pt" style:font-style-complex="normal" style:font-weight-complex="normal"/>
    </style:style>
    <style:style style:name="T19" style:family="text">
      <style:text-properties style:text-outline="false" style:font-name="Times New Roman" fo:font-size="12pt" fo:font-style="normal" fo:text-shadow="none" fo:font-weight="bold" officeooo:rsid="0016697a" style:font-size-asian="12pt" style:font-style-asian="normal" style:font-weight-asian="bold" style:font-size-complex="12pt" style:font-style-complex="normal" style:font-weight-complex="bold"/>
    </style:style>
    <style:style style:name="T20" style:family="text">
      <style:text-properties style:font-name="Times New Roman" officeooo:rsid="00113067"/>
    </style:style>
    <style:style style:name="T21" style:family="text">
      <style:text-properties style:font-name="Times New Roman" fo:font-style="italic" style:text-underline-style="none" officeooo:rsid="00113067" style:font-style-asian="italic" style:font-style-complex="italic"/>
    </style:style>
    <style:style style:name="T22" style:family="text">
      <style:text-properties style:font-name="Times New Roman" fo:font-style="italic" style:text-underline-style="none" officeooo:rsid="001ad2c7" style:font-style-asian="italic" style:font-style-complex="italic"/>
    </style:style>
    <style:style style:name="T23" style:family="text">
      <style:text-properties style:font-name="Times New Roman" officeooo:rsid="001ad2c7"/>
    </style:style>
    <style:style style:name="T24" style:family="text">
      <style:text-properties style:font-name="Times New Roman" fo:font-weight="bold" officeooo:rsid="00113067" style:font-weight-asian="bold" style:font-weight-complex="bold"/>
    </style:style>
    <style:style style:name="T25" style:family="text">
      <style:text-properties style:font-name="Times New Roman" officeooo:rsid="001caf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0">Оказание психологической помощи молодой семье, ожидающей ребенка или уже родившей в нашей стране до сих пор является очень актуальной и востребованной. Если до появления Интернета с его информационным полем юная беременная пара могла воспользоваться только редкими изданиями книг типа «В ожидании малыша» или еще более редкими встречами в школе для будущих мам при женской консультации, то с появлением богатого на различные статьи всевозможных специалистов Интернета молодые родители оказываются среди моря часто абсолютно непроверенной информации и с невозможностью ее отфильтровать. Старше поколение, которое на протяжении многовековой истории выручало молодых супругов (или, беременную женщину, как минимум), сегодня часто не в авторитете у молодых людей и их советы не всегда соответствуют логике современности (</text:span><text:span text:style-name="T23">чего только стоят споры по поводу </text:span><text:span text:style-name="T21">кормлени</text:span><text:span text:style-name="T22">я</text:span><text:span text:style-name="T21"> по режиму или по требован</text:span><text:span text:style-name="T22">ию), </text:span><text:span text:style-name="T20">опыт своих друзей часто не объективен и опирается на личную историю рождения и характер другого ребенка. Свое мнение у будущих родителей еще формируется, как и концепция своего родительства. И, несмотря на обилие курсов для будущих родителей, не все имеют возможности или желания посещать их. </text:span></text:p>
      <text:p text:style-name="P2"><text:span text:style-name="T20">И уже с рождением ребенка приходит понимание, что есть множество вопросов, которые требуют немедленных ответов или принятия решений. И это под аккомпанемент детского требовательного плача, врачебного давления и личной встревоженности! Кажущиеся </text:span><text:span text:style-name="T24">до</text:span><text:span text:style-name="T20"> рождения ребенка на первый взгляд простые жизненные действия — покормить ребенка грудью БЕЗБОЛЕЗНЕННО, понять, что он наелся и ему хватает молока, понять, что хочет сказать малыш своим кряхтением или плачем, принять решение мыть ему попу водой из-под крана или вытирать влажными салфетками, гулять на улице как сказал педиатр, мама, инструктор на курсах или собственный здравый смысл — все это </text:span><text:span text:style-name="T25">обилие вопросов</text:span><text:span text:style-name="T20"> </text:span><text:span text:style-name="T24">после</text:span><text:span text:style-name="T20"> рождения ребенка, </text:span><text:span text:style-name="T24">после</text:span><text:span text:style-name="T20"> того, как он появился из таинственного внутриутробного мира и оказался на мамином теплом животе, ошеломляет. Мечты, фантазии и теоретические представления беременной пары о жизни ПОСЛЕ родов сталкиваются с реальностью повседневной жизни. Как соединить </text:span><text:span text:style-name="T23">непривычное</text:span><text:span text:style-name="T20"> ощущение радостного хаоса чувств в груди молодой мамы, которая вдыхает нежный карамельный запах новорожденного сына или дочери, и </text:span><text:span text:style-name="T23">ощущение своей «косорукости» за </text:span><text:span text:style-name="T20">часто неловкие манипуляции с малышом при прикладывании его к груди? Как перестать винить себя за свою неловкость, медлительность, слезливость первых дней и признать свою неопытность как норму? Как перестать стыдить себя за неподготовленность и несоответствие роли мамы, образ которой прочно обосновался в голове? Как научиться наслаждаться собой в своей неопытности и маленьким комочком огромного счастья? Проще всего это сделать в присутствии </text:span><text:span text:style-name="T24">доброжелательного</text:span><text:span text:style-name="T20"> человека — своей мамы, свекрови, подруги, педиатра, </text:span><text:span text:style-name="T24">консультанта по вопросам грудного вскармливания и ухода за ребенком</text:span><text:span text:style-name="T20">. Под «доброжелательностью» мы понимаем </text:span><text:span text:style-name="T1">искреннее и задушевное общение с другим человеком, не смотря даже на то, что, возможно, ваши взгляды на жизнь разные и совершенно не совпадают.</text:span><text:span text:style-name="T13"> </text:span><text:span text:style-name="T15">В окружении людей, которые готовы поддерживать молодых родителей на пути их становления, считая нормой ошибаться и пробовать, легче научиться слышать свою интуицию и поступать в соответствии с ней.</text:span></text:p>
      <text:p text:style-name="P1"><text:span text:style-name="T19">Психологическое сопровождение</text:span><text:span text:style-name="T16"> молодой семьи в период ожидания малыша, рождения и налаживания грудного вскармливания — это личные встречи для бесед на различные актуальные темы — информационные (по подготовке к родам, по уходу за ребенком, основам грудного вскармливания), личностные (эмоции, чувства, мысли, связанные с беременностью, будущими родами и изменениями в семейной жизни), создание психологического настроя на роды и послеродовый период. </text:span><text:span text:style-name="T17">Это встречи для практических занятий по расслаблению тела и <text:s/>снятию эмоционального напряжения, обучения осознанного управления дыханием и звуком для уменьшения болевых ощущений. </text:span><text:span text:style-name="T18">Это возможность молодым парам обратиться к объективным знаниям в области перинатальной психологии и грудного вскармливания человека, с которым уже установлен доверительный контакт.</text:span><text:span text:style-name="T14"> <text:s/></text:span></text:p>
      <text:p text:style-name="P3"><text:span text:style-name="T2">Цель </text:span><text:span text:style-name="T3">моей работы в период подготовки к родам и в самих родах </text:span><text:span text:style-name="T2">- помочь женщине гармонично и естественно научиться «быть в родах», в гармонии с телом и тем природным </text:span><text:soft-page-break/><text:span text:style-name="T2">процессом, который она проживает, </text:span><text:span text:style-name="T4">научиться</text:span><text:span text:style-name="T2"> не сопротивляться схваткам, тем самым уменьшая болезненные ощущения, пропустить через себя ребенка, отпустить его в мир легко. <text:s/></text:span></text:p>
      <text:p text:style-name="P3"><text:span text:style-name="T5">Научиться понимать себя и своего ребенка, свои ощущения, видеть свои страхи и их позитивную роль в нашей жизни, научиться наполнять себя ресурсом, слышать свое тело и откликаться на его посыл. </text:span><text:span text:style-name="T6">Обратить внимание женщины на то, что она уже умеет и знает, в чем она уже компетентна, что может ей помочь и в процессе родов и во взаимоотношениях с малышом. </text:span><text:span text:style-name="T7">Помочь пройти ей те периоды ее беременной жизни и жизни молодой мамы, которые занимают законное место в развитии человеческой особи. Это, так называемые, возрастные кризисы или возрастные посвящения, точки нашего развития, которые мы проходим на протяжении нашей жизни. Прохождение этих точек, своеобразных жизненных экваторов, дает нам возможность пересмотреть наш набор ценностей, мировоззрение, установки, убеждения, вернуться к себе (если оказались сильно под влиянием других мнений и желаний), увидеть, чему мы уже научились за это время и что еще предстоит узнать, расширить поле своих представлений и деятельности. Но, поскольку, это период жизни, где много неизвестного, нового, неустойчивого и непознанного, а значит, пугающего для психики, присутствие рядом кого-то, кто проходил уже подобное </text:span><text:span text:style-name="T8">и может поделиться своим спокойствием и устойчивостью, желательно. Вся история человечества показывает, что рядом с молодой женщиной всегда оказывались другие женщины. Множество ритуалов и обрядов создавалось с единственной целью — помочь обрести молодой паре уверенность в себе. </text:span><text:span text:style-name="T9">И, в каждом селении, в каждой семье были общие и индивидуальные ритуалы. </text:span><text:span text:style-name="T10">Частично семья сама справлялась с вопросами рождения и ухода за ребенком, а частью вопросов занимались повитухи (акушерки, наставницы, знахарки и др. «знающие» женщины). </text:span><text:span text:style-name="T11">Часто срабатывал принцип «просто быть рядом», «молчаливое присутствие» знающего человека — это </text:span><text:span text:style-name="T12">суть психологического сопровождения.</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Mangal1" svg:font-family="Mangal"/>
    <style:font-face style:name="Noto Serif" svg:font-family="'Noto Serif', 'Times New Roman', Times, serif"/>
    <style:font-face style:name="Open Sans" svg:font-family="'Open Sans'"/>
    <style:font-face style:name="Linux Biolinum G" svg:font-family="'Linux Biolinum 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2T11:38:21.455000000</meta:creation-date>
    <dc:date>2016-01-22T13:28:57.786000000</dc:date>
    <meta:editing-duration>PT1H35M19S</meta:editing-duration>
    <meta:editing-cycles>17</meta:editing-cycles>
    <meta:generator>LibreOffice/5.0.1.2$Windows_x86 LibreOffice_project/81898c9f5c0d43f3473ba111d7b351050be20261</meta:generator>
    <meta:document-statistic meta:table-count="0" meta:image-count="0" meta:object-count="0" meta:page-count="2" meta:paragraph-count="5" meta:word-count="853" meta:character-count="6214" meta:non-whitespace-character-count="5353"/>
  </office:meta>
</office:document-meta>
</file>